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20000047B000004D6EE23D8A7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cm" svg:height="3.806cm" svg:x="4.5cm" svg:y="2cm">
          <draw:text-box>
            <text:p text:style-name="P1">Program or be programmed!</text:p>
            <text:p text:style-name="P1"/>
            <text:p text:style-name="P1">Plugging the UK skills gap</text:p>
            <text:p text:style-name="P1"/>
            <text:p text:style-name="P1">Entering the age of open tech...?</text:p>
          </draw:text-box>
        </draw:frame>
        <draw:frame draw:style-name="gr2" draw:text-style-name="P1" draw:layer="layout" svg:width="16.59cm" svg:height="18cm" svg:x="2.3cm" svg:y="6.1cm">
          <draw:image xlink:href="Pictures/200000020000047B000004D6EE23D8A7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mish Cunningham</meta:initial-creator>
    <meta:creation-date>2013-09-13T15:33:11</meta:creation-date>
    <dc:date>2013-09-13T18:56:38</dc:date>
    <dc:creator>Hamish Cunningham</dc:creator>
    <meta:editing-duration>PT2H53M7S</meta:editing-duration>
    <meta:editing-cycles>1</meta:editing-cycles>
    <meta:document-statistic meta:object-count="2"/>
    <meta:generator>LibreOffice/3.5$Linux_X86_64 LibreOffice_project/350m1$Build-2</meta:generator>
  </office:meta>
</office:document-meta>
</file>